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357" officeooo:paragraph-rsid="001c6357"/>
    </style:style>
    <style:style style:name="P2" style:family="paragraph" style:parent-style-name="Standard">
      <style:text-properties fo:font-weight="bold" officeooo:rsid="001c6357" officeooo:paragraph-rsid="001c6357" style:font-weight-asian="bold" style:font-weight-complex="bold"/>
    </style:style>
    <style:style style:name="P3" style:family="paragraph" style:parent-style-name="Standard">
      <style:text-properties fo:font-weight="normal" officeooo:rsid="001c6357" officeooo:paragraph-rsid="001c6357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c63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6357" style:font-weight-asian="bold" style:font-weight-complex="bold"/>
    </style:style>
    <style:style style:name="T4" style:family="text">
      <style:text-properties fo:font-size="14pt" fo:font-weight="bold" officeooo:rsid="001c6357" style:font-size-asian="14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9"/><text:span text:style-name="T4">ASSIGNMENT <text:s/>NO : 11</text:span></text:p>
      <text:p text:style-name="Standard"/>
      <text:p text:style-name="P2"/>
      <text:p text:style-name="P2"/>
      <text:p text:style-name="P2">PROBLEM STATEMENT :<text:span text:style-name="T5">In any language program mostly syntax error occurs due to unbalancing delimiter such as (),{},[]. Write C++ program using stack to check whether given expression is well parenthesized or not.</text:span></text:p>
      <text:p text:style-name="P4"/>
      <text:p text:style-name="Standard"/>
      <text:p text:style-name="P1"><text:span text:style-name="T2">CODE </text:span>:</text:p>
      <text:p text:style-name="Standard"/>
      <text:p text:style-name="Standard">#include &lt;iostream&gt;</text:p>
      <text:p text:style-name="Standard">using namespace std;</text:p>
      <text:p text:style-name="Standard">#define size 10</text:p>
      <text:p text:style-name="Standard">class stackexp</text:p>
      <text:p text:style-name="Standard">{</text:p>
      <text:p text:style-name="Standard">int top;</text:p>
      <text:p text:style-name="Standard">char stk[size];</text:p>
      <text:p text:style-name="Standard">public:</text:p>
      <text:p text:style-name="Standard">stackexp()</text:p>
      <text:p text:style-name="Standard">{</text:p>
      <text:p text:style-name="Standard">top=-1;</text:p>
      <text:p text:style-name="Standard">}</text:p>
      <text:p text:style-name="Standard">void push(char);</text:p>
      <text:p text:style-name="Standard">char pop();</text:p>
      <text:p text:style-name="Standard">int isfull();</text:p>
      <text:p text:style-name="Standard">int isempty();</text:p>
      <text:p text:style-name="Standard">};</text:p>
      <text:p text:style-name="Standard">void stackexp::push(char x)</text:p>
      <text:p text:style-name="Standard">{</text:p>
      <text:p text:style-name="Standard">top=top+1;</text:p>
      <text:p text:style-name="Standard">stk[top]=x;</text:p>
      <text:p text:style-name="Standard">}</text:p>
      <text:p text:style-name="Standard">char stackexp::pop()</text:p>
      <text:p text:style-name="Standard">{</text:p>
      <text:p text:style-name="Standard">char s;</text:p>
      <text:p text:style-name="Standard">s=stk[top];</text:p>
      <text:p text:style-name="Standard">top=top-1;</text:p>
      <text:p text:style-name="Standard">return s;</text:p>
      <text:p text:style-name="Standard">}</text:p>
      <text:p text:style-name="Standard">int stackexp::isfull()</text:p>
      <text:p text:style-name="Standard">{</text:p>
      <text:p text:style-name="Standard">if(top==size)</text:p>
      <text:p text:style-name="Standard">return 1;</text:p>
      <text:p text:style-name="Standard">else</text:p>
      <text:p text:style-name="Standard">return 0;</text:p>
      <text:p text:style-name="Standard">}</text:p>
      <text:p text:style-name="Standard">int stackexp::isempty()</text:p>
      <text:p text:style-name="Standard">{</text:p>
      <text:p text:style-name="Standard">if(top==-1)</text:p>
      <text:p text:style-name="Standard">return 1;</text:p>
      <text:p text:style-name="Standard">else</text:p>
      <text:p text:style-name="Standard"><text:soft-page-break/>return 0;</text:p>
      <text:p text:style-name="Standard">}</text:p>
      <text:p text:style-name="Standard">int main()</text:p>
      <text:p text:style-name="Standard">{</text:p>
      <text:p text:style-name="Standard">stackexp s1;</text:p>
      <text:p text:style-name="Standard">char exp[20],ch;</text:p>
      <text:p text:style-name="Standard">int i=0;</text:p>
      <text:p text:style-name="Standard"/>
      <text:p text:style-name="Standard">cout &lt;&lt; "\n\t!!Well Formness of Parenthesis..!!!!" &lt;&lt; endl;</text:p>
      <text:p text:style-name="Standard">cout&lt;&lt;"\nEnter the expression to check whether it is in well form or not : ";</text:p>
      <text:p text:style-name="Standard">cin&gt;&gt;exp;</text:p>
      <text:p text:style-name="Standard">if((exp[0]==')')||(exp[0]==']')||(exp[0]=='}'))</text:p>
      <text:p text:style-name="Standard">{</text:p>
      <text:p text:style-name="Standard">cout&lt;&lt;"\n Invalid Expression.....\n";</text:p>
      <text:p text:style-name="Standard">return 0;</text:p>
      <text:p text:style-name="Standard">}</text:p>
      <text:p text:style-name="Standard">else</text:p>
      <text:p text:style-name="Standard">{</text:p>
      <text:p text:style-name="Standard">while(exp[i]!='\0')</text:p>
      <text:p text:style-name="Standard">{</text:p>
      <text:p text:style-name="Standard">ch=exp[i];</text:p>
      <text:p text:style-name="Standard">switch(ch)</text:p>
      <text:p text:style-name="Standard">{</text:p>
      <text:p text:style-name="Standard">case '(':s1.push(ch);break;</text:p>
      <text:p text:style-name="Standard">case '[':s1.push(ch);break;</text:p>
      <text:p text:style-name="Standard">case '{':s1.push(ch);break;</text:p>
      <text:p text:style-name="Standard">case ')':s1.pop();break;</text:p>
      <text:p text:style-name="Standard">case ']':s1.pop();break;</text:p>
      <text:p text:style-name="Standard">case '}':s1.pop();break;</text:p>
      <text:p text:style-name="Standard">}</text:p>
      <text:p text:style-name="Standard">i=i+1;</text:p>
      <text:p text:style-name="Standard">}</text:p>
      <text:p text:style-name="Standard">}</text:p>
      <text:p text:style-name="Standard">if(s1.isempty())</text:p>
      <text:p text:style-name="Standard">{</text:p>
      <text:p text:style-name="Standard">cout&lt;&lt;"\nExpression is well parenthesis...\n";</text:p>
      <text:p text:style-name="Standard">}</text:p>
      <text:p text:style-name="Standard">else</text:p>
      <text:p text:style-name="Standard">{</text:p>
      <text:p text:style-name="Standard">cout&lt;&lt;"\nSorry !!! Invalid Expression or not in well parenthesized....\n";</text:p>
      <text:p text:style-name="Standard">}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P2">OUTPUT:</text:p>
      <text:p text:style-name="P2"/>
      <text:p text:style-name="P2"/>
      <text:p text:style-name="P3">ubuntu@Tanishka:~$ g++ syntax.cpp</text:p>
      <text:p text:style-name="P3">ubuntu@Tanishka:~$ ./a.out</text:p>
      <text:p text:style-name="P3"><text:soft-page-break/></text:p>
      <text:p text:style-name="P3"><text:tab/>!!Well Formness of Parenthesis..!!!!</text:p>
      <text:p text:style-name="P3"/>
      <text:p text:style-name="P3">Enter the expression to check whether it is in well form or not : (m+n)*(a+b)</text:p>
      <text:p text:style-name="P3"/>
      <text:p text:style-name="P3">Expression is well parenthesis...</text:p>
      <text:p text:style-name="P3">ubuntu@Tanishka:~$ ./a.out</text:p>
      <text:p text:style-name="P3"/>
      <text:p text:style-name="P3"><text:tab/>!!Well Formness of Parenthesis..!!!!</text:p>
      <text:p text:style-name="P3"/>
      <text:p text:style-name="P3">Enter the expression to check whether it is in well form or not : (m&lt;(n[8]+0)</text:p>
      <text:p text:style-name="P3"/>
      <text:p text:style-name="P3">Sorry !!! Invalid Expression or not in well parenthesized....</text:p>
      <text:p text:style-name="P3">ubuntu@Tanishka:~$ ./a.out</text:p>
      <text:p text:style-name="P3"/>
      <text:p text:style-name="P3"><text:tab/>!!Well Formness of Parenthesis..!!!!</text:p>
      <text:p text:style-name="P3"/>
      <text:p text:style-name="P3">Enter the expression to check whether it is in well form or not : (m+b(n[8]/2+3))</text:p>
      <text:p text:style-name="P3"/>
      <text:p text:style-name="P3">Expression is well parenthesis...</text:p>
      <text:p text:style-name="P3">ubuntu@Tanishka:~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4:43:45.757584475</meta:creation-date>
    <dc:date>2023-11-29T14:52:57.133712458</dc:date>
    <meta:editing-duration>PT9M11S</meta:editing-duration>
    <meta:editing-cycles>1</meta:editing-cycles>
    <meta:document-statistic meta:table-count="0" meta:image-count="0" meta:object-count="0" meta:page-count="3" meta:paragraph-count="101" meta:word-count="275" meta:character-count="1943" meta:non-whitespace-character-count="1715"/>
    <meta:generator>LibreOffice/7.3.7.2$Linux_X86_64 LibreOffice_project/30$Build-2</meta:generator>
  </office:meta>
</office:document-meta>
</file>